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objectwithoutfill">
      <style:graphic-properties svg:stroke-color="#000000" draw:marker-end="Arrow" draw:marker-end-width="0.2cm" draw:fill="none" draw:textarea-horizontal-align="left" draw:textarea-vertical-align="top" fo:padding-top="0cm" fo:padding-bottom="0.5cm" fo:padding-left="0.25cm"/>
    </style:style>
    <style:style style:name="gr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508cm" svg:height="0.508cm" svg:x="5.085cm" svg:y="4.556cm">
          <text:p text:style-name="P1">e*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156cm" svg:y1="3.463cm" svg:x2="5.159cm" svg:y2="4.63cm" draw:end-shape="id1" draw:end-glue-point="5" svg:d="M4156 3463l1003 1167" svg:viewBox="0 0 1004 1168">
          <text:p/>
        </draw:connector>
        <draw:connector draw:style-name="gr3" draw:text-style-name="P2" draw:layer="layout" draw:type="line" svg:x1="5.085cm" svg:y1="4.81cm" svg:x2="3.579cm" svg:y2="4.791cm" draw:start-shape="id1" draw:start-glue-point="6" svg:d="M5085 4810l-1506-19" svg:viewBox="0 0 1507 20">
          <text:p text:style-name="P4"><text:span text:style-name="T1">1</text:span></text:p>
        </draw:connector>
        <draw:connector draw:style-name="gr4" draw:text-style-name="P2" draw:layer="layout" draw:type="curve" svg:x1="5.339cm" svg:y1="5.064cm" svg:x2="5.593cm" svg:y2="4.81cm" draw:start-shape="id1" draw:start-glue-point="8" draw:end-shape="id1" draw:end-glue-point="10" svg:d="M5339 5064c0 751 378 626 629 375s376-629-375-629" svg:viewBox="0 0 824 824">
          <text:p text:style-name="P4"><text:span text:style-name="T1">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19-01-11T16:08:54.402000000</dc:date>
    <dc:creator>luciano de falco alfano</dc:creator>
    <meta:editing-duration>PT25M33S</meta:editing-duration>
    <meta:editing-cycles>3</meta:editing-cycles>
    <meta:document-statistic meta:object-count="4"/>
  </office:meta>
</office:document-meta>
</file>